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16173" draw:textarea-horizontal-align="justify" draw:textarea-vertical-align="top" draw:auto-grow-height="false" fo:min-height="4.75cm" fo:min-width="31.258cm"/>
      <style:paragraph-properties style:writing-mode="lr-tb"/>
    </style:style>
    <style:style style:name="gr2" style:family="graphic" style:parent-style-name="standard">
      <style:graphic-properties draw:fill="solid" draw:fill-color="#ffff38" draw:textarea-horizontal-align="justify" draw:textarea-vertical-align="top" draw:auto-grow-height="false" fo:min-height="5.25cm" fo:min-width="31.25cm"/>
      <style:paragraph-properties style:writing-mode="lr-tb"/>
    </style:style>
    <style:style style:name="gr3" style:family="graphic" style:parent-style-name="standard">
      <style:graphic-properties draw:fill="solid" draw:fill-color="#fff5ce" draw:textarea-horizontal-align="justify" draw:textarea-vertical-align="middle" draw:auto-grow-height="false" fo:min-height="1.07cm" fo:min-width="31.25cm"/>
      <style:paragraph-properties style:writing-mode="lr-tb"/>
    </style:style>
    <style:style style:name="gr4" style:family="graphic" style:parent-style-name="standard">
      <style:graphic-properties draw:fill="solid" draw:fill-color="#81d41a" draw:textarea-horizontal-align="justify" draw:textarea-vertical-align="top" draw:auto-grow-height="false" fo:min-height="5.25cm" fo:min-width="31.2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e16173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38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5ce"/>
      <style:paragraph-properties fo:text-align="center" style:writing-mode="lr-tb"/>
    </style:style>
    <style:style style:name="P7" style:family="paragraph">
      <style:paragraph-properties fo:text-align="end"/>
    </style:style>
    <style:style style:name="P8" style:family="paragraph">
      <loext:graphic-properties draw:fill="solid" draw:fill-color="#81d41a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15pt" fo:font-weight="bold" style:font-size-asian="115pt" style:font-weight-asian="bold" style:font-size-complex="115pt" style:font-weight-complex="bold"/>
    </style:style>
    <style:style style:name="T2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31.758cm" svg:height="5cm" svg:x="-0.008cm" svg:y="0cm">
          <text:p text:style-name="P1"><text:span text:style-name="T1">HARD (H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1.75cm" svg:height="5.5cm" svg:x="0cm" svg:y="5cm">
          <text:p text:style-name="P3"><text:span text:style-name="T2">MEDIUM (M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1.75cm" svg:height="1.32cm" svg:x="0cm" svg:y="15.88cm">
          <text:p text:style-name="P5"><text:span text:style-name="T3">Wybierz opcje naciskając klawisz H, M albo L i potwierdź wybór naciskając ENT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1.75cm" svg:height="5.5cm" svg:x="0cm" svg:y="10.4cm">
          <text:p text:style-name="P7"><text:span text:style-name="T2">LOW (L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1.75cm" fo:page-height="17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24T18:49:18.172504521</meta:creation-date>
    <dc:date>2020-06-24T19:36:44.791992871</dc:date>
    <meta:editing-duration>PT47M28S</meta:editing-duration>
    <meta:editing-cycles>3</meta:editing-cycles>
    <meta:generator>LibreOffice/6.4.4.2$Linux_X86_64 LibreOffice_project/3d775be2011f3886db32dfd395a6a6d1ca2630ff</meta:generator>
    <meta:document-statistic meta:object-count="4"/>
  </office:meta>
</office:document-meta>
</file>